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rap Parrallel</text:h>
      <text:p text:style-name="Text_20_body"><draw:frame draw:style-name="fr1" draw:name="Frame1" text:anchor-type="paragraph" svg:x="5.17cm" svg:y="1.492cm" svg:width="6.244cm" draw:z-index="0"><draw:text-box fo:min-height="1.277cm"><text:p text:style-name="Frame_20_contents">This is the text in the frame.</text:p><text:p text:style-name="Frame_20_contents">Another line in the frame</text:p></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dc:date>2009-06-25T15:24:50</dc:date>
    <dc:creator>Vincent Spiewak</dc:creator>
    <meta:editing-duration>PT00H05M09S</meta:editing-duration>
    <meta:editing-cycles>1</meta:editing-cycles>
    <meta:generator>OpenOffice.org/3.0$Unix OpenOffice.org_project/300m15$Build-9379</meta:generator>
    <meta:document-statistic meta:table-count="0" meta:image-count="0" meta:object-count="0" meta:page-count="1" meta:paragraph-count="4" meta:word-count="120" meta:character-count="600"/>
  </office:meta>
</office:document-meta>
</file>